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Quotations">
      <style:paragraph-properties fo:margin-left="2cm" fo:margin-right="2cm" fo:text-indent="0cm" style:auto-text-indent="false"/>
    </style:style>
    <style:style style:name="P3" style:family="paragraph" style:parent-style-name="Text_20_body" style:list-style-name="L1"/>
    <style:style style:name="P4" style:family="paragraph" style:parent-style-name="Text_20_body" style:list-style-name="L1">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Conectando no banco de dados com o Eloquent - Entendendo o padrão MVC na prática Artigo - WebDevBr</text:h>
      <text:section text:style-name="Sect1" text:name="moz-reader-content">
        <text:section text:style-name="Sect1" text:name="readability-page-1">
          <text:p text:style-name="Text_20_body">Continuando nossa série, desta vez quero mostrar como unir Illuminate/Database (vulgo Eloquent) e Slim Framework e assim prover-nos de uma sólida e eficiente camada de Model com ORM, Query Builder, multiplas conexões, tudo o que você tem direito e mais.</text:p>
          <text:h text:style-name="Heading_20_2" text:outline-level="2">Migrations</text:h>
          <text:p text:style-name="Text_20_body">Antes de configurar o Eloquent eu preciso de uma tabela no banco de dados (!!!), eu prezo muito a facilidade futura do deploy (publicar o projeto, muitos fazem com FTP, outros com Git, enfim...) e por isso eu prefiro manter as alterações do meu banco de dados usando migrations, assim eu posso atualizar no servidor automaticamente ao enviar as alterações, um dia eu falo um pouco mais sobre isso aqui.</text:p>
          <text:p text:style-name="Text_20_body">A ideia do migration é que ele registra alterações que podem avançar e voltar com um simples comando no console (Terminal, CMD...) enquanto mantém um histórico do que foi feito.</text:p>
          <text:h text:style-name="Heading_20_3" text:outline-level="3">Gostou deste artigo?</text:h>
          <text:p text:style-name="Text_20_body">Receba atualizações semanais com novos artigos do WebDevBr e outras dicas!</text:p>
          <text:p text:style-name="Text_20_body">Aqui vou usar o Phinx, inclusive estamos usando ele também para pegar as configurações da aplicação através do <text:span text:style-name="Source_20_Text">phinx.yml</text:span>, lembra da aula passada?</text:p>
          <text:p text:style-name="Text_20_body">Logo no começo do <text:span text:style-name="Source_20_Text">phinx.yml</text:span> temos os seguintes itens:</text:p>
          <text:p text:style-name="Preformatted_20_Text"><text:span text:style-name="Source_20_Text">paths:</text:span></text:p>
          <text:p text:style-name="Preformatted_20_Text"><text:span text:style-name="Source_20_Text"><text:s text:c="4"/>migrations: %%PHINX_CONFIG_DIR%%/db/migrations</text:span></text:p>
          <text:p text:style-name="P1"><text:span text:style-name="Source_20_Text"><text:s text:c="4"/>seeds: %%PHINX_CONFIG_DIR%%/db/seeds</text:span></text:p>
          <text:p text:style-name="Text_20_body">Ele dita aonde os nosso arquivos de migrations e seeds vão ficar.</text:p>
          <text:p text:style-name="Text_20_body">Seeds (sementes em inglês) são feitos para você inserir os dados na sua aplicação, embora você possa fazer muito mais que isso (eu uso pra testes e cadastro dos dados iniciais da aplicação).</text:p>
          <text:p text:style-name="Text_20_body">Então vamos por a mão na massa.</text:p>
          <text:p text:style-name="Text_20_body">Os diretórios são criados pelo Phinx automaticamente, se este não for o seu caso (vai saber) então primeiro crie um diretório na raiz chamado <text:span text:style-name="Source_20_Text">db</text:span> com outros dois dentro deste chamados <text:span text:style-name="Source_20_Text">migrations</text:span> e <text:span text:style-name="Source_20_Text">seeds</text:span>.</text:p>
          <text:p text:style-name="Text_20_body">E vamos criar nosso primeiro migration, rode o comando a seguir</text:p>
          <text:p text:style-name="P1"><text:span text:style-name="Source_20_Text">vendor/bin/phinx create UsersTable</text:span></text:p>
          <text:p text:style-name="Text_20_body">O parâmetro <text:span text:style-name="Source_20_Text">UsersTable</text:span> é o nome que vou dar a minha classe de migration.</text:p>
          <text:p text:style-name="Text_20_body">E dentro de db/migrations você verá um arquivo mais ou menus assim: <text:soft-page-break/><text:span text:style-name="Source_20_Text">20160211142859_users_table</text:span>.</text:p>
          <text:p text:style-name="Text_20_body">Estes números são, na verdade, a data e hora da criação do arquivo, veja: 2016-02-11 14:28:59</text:p>
          <text:p text:style-name="Text_20_body">Ele se parece com:</text:p>
          <text:p text:style-name="Preformatted_20_Text"><text:span text:style-name="Source_20_Text">&lt;?php</text:span></text:p>
          <text:p text:style-name="Preformatted_20_Text"/>
          <text:p text:style-name="Preformatted_20_Text"><text:span text:style-name="Source_20_Text">use Phinx\Migration\AbstractMigration;</text:span></text:p>
          <text:p text:style-name="Preformatted_20_Text"/>
          <text:p text:style-name="Preformatted_20_Text"><text:span text:style-name="Source_20_Text">class UsersTable extends AbstractMigration</text:span></text:p>
          <text:p text:style-name="Preformatted_20_Text"><text:span text:style-name="Source_20_Text">{</text:span></text:p>
          <text:p text:style-name="Preformatted_20_Text"><text:span text:style-name="Source_20_Text"><text:s text:c="4"/>public function change()</text:span></text:p>
          <text:p text:style-name="Preformatted_20_Text"><text:span text:style-name="Source_20_Text"><text:s text:c="4"/>{</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Text_20_body">Se você não se ligou, eu vou colocar o código ali aonde está o comentário <text:span text:style-name="Source_20_Text">//aqui vai o nosso código</text:span>, não tem sql, apenas um objeto informando como nossa tabela deve ser:</text:p>
          <text:p text:style-name="Preformatted_20_Text"><text:span text:style-name="Source_20_Text">$table = $this-&gt;table('users'); </text:span></text:p>
          <text:p text:style-name="Preformatted_20_Text"><text:span text:style-name="Source_20_Text">$table-&gt;addColumn('name', 'string') </text:span></text:p>
          <text:p text:style-name="Preformatted_20_Text"><text:span text:style-name="Source_20_Text"><text:s text:c="6"/>-&gt;addColumn('email', 'string') </text:span></text:p>
          <text:p text:style-name="Preformatted_20_Text"><text:span text:style-name="Source_20_Text"><text:s text:c="6"/>-&gt;addColumn('password', 'string') </text:span></text:p>
          <text:p text:style-name="P1"><text:span text:style-name="Source_20_Text"><text:s text:c="6"/>-&gt;create(); </text:span></text:p>
          <text:p text:style-name="Text_20_body">Comentei o código, acredito que não vai precisar de muito mais, apenas quero reforçar que é perfeitamente possível informar parâmetros mais avançados, como tamanho dos campos, chaves estrangeiras e etc.</text:p>
          <text:list xml:id="list8385604750997774852" text:style-name="L1">
            <text:list-item>
              <text:p text:style-name="P4"><text:a xlink:type="simple" xlink:href="http://docs.phinx.org/en/latest/migrations.html" text:style-name="Internet_20_link" text:visited-style-name="Visited_20_Internet_20_Link">Aqui para aprender mais sobre o Phinx</text:a> </text:p>
            </text:list-item>
            <text:list-item>
              <text:p text:style-name="P3"><text:a xlink:type="simple" xlink:href="http://docs.phinx.org/en/latest/migrations.html#valid-column-types" text:style-name="Internet_20_link" text:visited-style-name="Visited_20_Internet_20_Link">Aqui para ver os tipos de campos aceitos</text:a> </text:p>
            </text:list-item>
          </text:list>
          <text:p text:style-name="Text_20_body">Se você gastar alguns minutos aqui da pra ter uma ideia da quantidade de coisas que o Phinx permite automatizar e você evitar usar o SQL.</text:p>
          <text:p text:style-name="Text_20_body">Obs.: O Phinx não ignora e nem deve substituir a elaboração criteriosa de um banco de dados, não é a ideia dele.</text:p>
          <text:p text:style-name="Text_20_body">Para criar a tabela:</text:p>
          <text:p text:style-name="P1"><text:span text:style-name="Source_20_Text">vendor/bin/phinx migrate</text:span></text:p>
          <text:p text:style-name="Text_20_body">Uma vez que a tabela seja criada você não vai poder rodar este migration novamente sem fazer um rollback (voltar o histórico do Phinx).</text:p>
          <text:h text:style-name="Heading_20_2" text:outline-level="2">Seeds</text:h>
          <text:p text:style-name="Text_20_body">Vou aproveitar para cria um Seed, eu já expliquei acima, mas só pra reforçar:</text:p>
          <text:p text:style-name="P2">Seeds (sementes em inglês) são feitos para você inserir os dados na sua aplicação, embora você possa fazer muito mais que isso (eu uso pra testes e cadastro dos dados iniciais da aplicação).</text:p>
          <text:p text:style-name="Text_20_body">Para criar um seed você usa o comando a seguir:</text:p>
          <text:p text:style-name="P1"><text:soft-page-break/><text:span text:style-name="Source_20_Text">vendor/bin/phinx seed:create Users</text:span></text:p>
          <text:p text:style-name="Text_20_body">O parâmetro <text:span text:style-name="Source_20_Text">Users</text:span> é o nome que vou dar a minha classe de seed.</text:p>
          <text:p text:style-name="Text_20_body">Ele vai criar um arquivo em <text:span text:style-name="Source_20_Text">db/seeds/Users.php</text:span> com o seguinte conteúdo:</text:p>
          <text:p text:style-name="Preformatted_20_Text"><text:span text:style-name="Source_20_Text">&lt;?php</text:span></text:p>
          <text:p text:style-name="Preformatted_20_Text"/>
          <text:p text:style-name="Preformatted_20_Text"><text:span text:style-name="Source_20_Text">use Phinx\Seed\AbstractSeed;</text:span></text:p>
          <text:p text:style-name="Preformatted_20_Text"/>
          <text:p text:style-name="Preformatted_20_Text"><text:span text:style-name="Source_20_Text">class Users extends AbstractSeed</text:span></text:p>
          <text:p text:style-name="Preformatted_20_Text"><text:span text:style-name="Source_20_Text">{</text:span></text:p>
          <text:p text:style-name="Preformatted_20_Text"><text:span text:style-name="Source_20_Text"><text:s text:c="4"/>public function run()</text:span></text:p>
          <text:p text:style-name="Preformatted_20_Text"><text:span text:style-name="Source_20_Text"><text:s text:c="4"/>{</text:span></text:p>
          <text:p text:style-name="Preformatted_20_Text"><text:span text:style-name="Source_20_Text"><text:s text:c="8"/>$this-&gt;execute('TRUNCATE users');</text:span></text:p>
          <text:p text:style-name="Preformatted_20_Text"/>
          <text:p text:style-name="Preformatted_20_Text"><text:span text:style-name="Source_20_Text"><text:s text:c="8"/>$data = [</text:span></text:p>
          <text:p text:style-name="Preformatted_20_Text"><text:span text:style-name="Source_20_Text"><text:s text:c="12"/>[</text:span></text:p>
          <text:p text:style-name="Preformatted_20_Text"><text:span text:style-name="Source_20_Text"><text:s text:c="16"/>'name' =&gt; 'Erik Figueiredo',</text:span></text:p>
          <text:p text:style-name="Preformatted_20_Text"><text:span text:style-name="Source_20_Text"><text:s text:c="16"/>'email' =&gt; 'contato@webdevbr.com.br',</text:span></text:p>
          <text:p text:style-name="Preformatted_20_Text"><text:span text:style-name="Source_20_Text"><text:s text:c="16"/>'password' =&gt; '123456',</text:span></text:p>
          <text:p text:style-name="Preformatted_20_Text"><text:span text:style-name="Source_20_Text"><text:s text:c="12"/>]</text:span></text:p>
          <text:p text:style-name="Preformatted_20_Text"><text:span text:style-name="Source_20_Text"><text:s text:c="8"/>];</text:span></text:p>
          <text:p text:style-name="Preformatted_20_Text"/>
          <text:p text:style-name="Preformatted_20_Text"><text:span text:style-name="Source_20_Text"><text:s text:c="8"/>$tasks = $this-&gt;table('users');</text:span></text:p>
          <text:p text:style-name="Preformatted_20_Text"><text:span text:style-name="Source_20_Text"><text:s text:c="8"/>$tasks-&gt;insert($data)</text:span></text:p>
          <text:p text:style-name="Preformatted_20_Text"><text:span text:style-name="Source_20_Text"><text:s text:c="14"/>-&gt;save();</text:span></text:p>
          <text:p text:style-name="Preformatted_20_Text"><text:span text:style-name="Source_20_Text"><text:s text:c="4"/>}</text:span></text:p>
          <text:p text:style-name="P1"><text:span text:style-name="Source_20_Text">}</text:span></text:p>
          <text:p text:style-name="Text_20_body">Por padrão eu sempre coloco um truncate no começo do meu seed, porque se você tentar inserir ele de novo vai conseguir acabar com dados duplicados, menos em casos raros em que a estrutura do banco não permita, como campos com valores únicos.</text:p>
          <text:p text:style-name="Text_20_body">Para rodar os seeds:</text:p>
          <text:p text:style-name="P1"><text:span text:style-name="Source_20_Text">vendor/bin/phinx seed:run</text:span></text:p>
          <text:p text:style-name="Text_20_body">Banco criado e dados iniciais cadastrados, vamos, ao Eloquent.</text:p>
          <text:h text:style-name="Heading_20_2" text:outline-level="2">Eloquent</text:h>
          <text:p text:style-name="Text_20_body">E finalmente o alvo do nosso desejo, integrar o Eloquent com o Slim. Neste passo vou configurar o Eloquent e testar a conexão com o banco, mas antes disso veja como se parece a inicialização do Eloquent.</text:p>
          <text:p text:style-name="Preformatted_20_Text"><text:span text:style-name="Source_20_Text">use Illuminate\Database\Capsule\Manager as Db;</text:span></text:p>
          <text:p text:style-name="Preformatted_20_Text"/>
          <text:p text:style-name="Preformatted_20_Text"/>
          <text:p text:style-name="Preformatted_20_Text"><text:span text:style-name="Source_20_Text">$db_config = [</text:span></text:p>
          <text:p text:style-name="Preformatted_20_Text"><text:span text:style-name="Source_20_Text"><text:s text:c="4"/>'host'=&gt;'localhost'</text:span></text:p>
          <text:p text:style-name="Preformatted_20_Text"><text:span text:style-name="Source_20_Text"><text:s text:c="4"/>'name'=&gt;'database_name'</text:span></text:p>
          <text:p text:style-name="Preformatted_20_Text"><text:span text:style-name="Source_20_Text"><text:s text:c="4"/>'user'=&gt;'root'</text:span></text:p>
          <text:p text:style-name="Preformatted_20_Text"><text:span text:style-name="Source_20_Text"><text:s text:c="4"/>'pass'=&gt;'1234'</text:span></text:p>
          <text:p text:style-name="Preformatted_20_Text"><text:span text:style-name="Source_20_Text">];</text:span></text:p>
          <text:p text:style-name="Preformatted_20_Text"/>
          <text:p text:style-name="Preformatted_20_Text"><text:span text:style-name="Source_20_Text">$db = new Db;</text:span></text:p>
          <text:p text:style-name="Preformatted_20_Text"/>
          <text:p text:style-name="Preformatted_20_Text"><text:span text:style-name="Source_20_Text">$db-&gt;addConnection([</text:span></text:p>
          <text:p text:style-name="Preformatted_20_Text"><text:soft-page-break/><text:span text:style-name="Source_20_Text"><text:s text:c="4"/>'driver' <text:s text:c="3"/>=&gt; 'mysql',</text:span></text:p>
          <text:p text:style-name="Preformatted_20_Text"><text:span text:style-name="Source_20_Text"><text:s text:c="4"/>'host' <text:s text:c="5"/>=&gt; $db_config['host'],</text:span></text:p>
          <text:p text:style-name="Preformatted_20_Text"><text:span text:style-name="Source_20_Text"><text:s text:c="4"/>'database' <text:s/>=&gt; $db_config['name'],</text:span></text:p>
          <text:p text:style-name="Preformatted_20_Text"><text:span text:style-name="Source_20_Text"><text:s text:c="4"/>'username' <text:s/>=&gt; $db_config['user'],</text:span></text:p>
          <text:p text:style-name="Preformatted_20_Text"><text:span text:style-name="Source_20_Text"><text:s text:c="4"/>'password' <text:s/>=&gt; $db_config['pass'],</text:span></text:p>
          <text:p text:style-name="Preformatted_20_Text"><text:span text:style-name="Source_20_Text"><text:s text:c="4"/>'charset' <text:s text:c="2"/>=&gt; 'utf8',</text:span></text:p>
          <text:p text:style-name="Preformatted_20_Text"><text:span text:style-name="Source_20_Text"><text:s text:c="4"/>'collation' =&gt; 'utf8_unicode_ci',</text:span></text:p>
          <text:p text:style-name="Preformatted_20_Text"><text:span text:style-name="Source_20_Text"><text:s text:c="4"/>'prefix' <text:s text:c="3"/>=&gt; '',</text:span></text:p>
          <text:p text:style-name="Preformatted_20_Text"><text:span text:style-name="Source_20_Text">]);</text:span></text:p>
          <text:p text:style-name="Preformatted_20_Text"/>
          <text:p text:style-name="Preformatted_20_Text"><text:span text:style-name="Source_20_Text">$db-&gt;setAsGlobal();</text:span></text:p>
          <text:p text:style-name="P1"><text:span text:style-name="Source_20_Text">$db-&gt;bootEloquent();</text:span></text:p>
          <text:p text:style-name="Text_20_body">Agora no nosso caso, o arquivo fica assim:</text:p>
          <text:p text:style-name="Preformatted_20_Text"><text:span text:style-name="Source_20_Text">&lt;?php</text:span></text:p>
          <text:p text:style-name="Preformatted_20_Text"/>
          <text:p text:style-name="Preformatted_20_Text"><text:span text:style-name="Source_20_Text">include __DIR__.'/vendor/autoload.php';</text:span></text:p>
          <text:p text:style-name="Preformatted_20_Text"/>
          <text:p text:style-name="Preformatted_20_Text"><text:span text:style-name="Source_20_Text">use WebDevBr\Mvc\Config;</text:span></text:p>
          <text:p text:style-name="Preformatted_20_Text"><text:span text:style-name="Source_20_Text">use Illuminate\Database\Capsule\Manager as Db;</text:span></text:p>
          <text:p text:style-name="Preformatted_20_Text"/>
          <text:p text:style-name="Preformatted_20_Text"><text:span text:style-name="Source_20_Text">Config::init();</text:span></text:p>
          <text:p text:style-name="Preformatted_20_Text"/>
          <text:p text:style-name="Preformatted_20_Text"/>
          <text:p text:style-name="Preformatted_20_Text"><text:span text:style-name="Source_20_Text">if (Config::get('debug')) {</text:span></text:p>
          <text:p text:style-name="Preformatted_20_Text"><text:span text:style-name="Source_20_Text"><text:s text:c="4"/></text:span></text:p>
          <text:p text:style-name="Preformatted_20_Text"><text:span text:style-name="Source_20_Text"><text:s text:c="4"/>$db_config = Config::get('development');</text:span></text:p>
          <text:p text:style-name="Preformatted_20_Text"/>
          <text:p text:style-name="Preformatted_20_Text"><text:span text:style-name="Source_20_Text"><text:s text:c="4"/>$run <text:s text:c="4"/>= new Whoops\Run;</text:span></text:p>
          <text:p text:style-name="Preformatted_20_Text"><text:span text:style-name="Source_20_Text"><text:s text:c="4"/>$handler = new Whoops\Handler\PrettyPageHandler;</text:span></text:p>
          <text:p text:style-name="Preformatted_20_Text"><text:span text:style-name="Source_20_Text"><text:s text:c="4"/>$run-&gt;pushHandler($handler);</text:span></text:p>
          <text:p text:style-name="Preformatted_20_Text"><text:span text:style-name="Source_20_Text"><text:s text:c="4"/>$run-&gt;register();</text:span></text:p>
          <text:p text:style-name="Preformatted_20_Text"><text:span text:style-name="Source_20_Text">} else {</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db_config = Config::get('production');</text:span></text:p>
          <text:p text:style-name="Preformatted_20_Text"><text:span text:style-name="Source_20_Text">}</text:span></text:p>
          <text:p text:style-name="Preformatted_20_Text"/>
          <text:p text:style-name="Preformatted_20_Text"/>
          <text:p text:style-name="Preformatted_20_Text"><text:span text:style-name="Source_20_Text">$db = new Db;</text:span></text:p>
          <text:p text:style-name="Preformatted_20_Text"/>
          <text:p text:style-name="Preformatted_20_Text"><text:span text:style-name="Source_20_Text">$db-&gt;addConnection([</text:span></text:p>
          <text:p text:style-name="Preformatted_20_Text"><text:span text:style-name="Source_20_Text"><text:s text:c="4"/>'driver' <text:s text:c="3"/>=&gt; 'mysql',</text:span></text:p>
          <text:p text:style-name="Preformatted_20_Text"><text:span text:style-name="Source_20_Text"><text:s text:c="4"/>'host' <text:s text:c="5"/>=&gt; $db_config['host'],</text:span></text:p>
          <text:p text:style-name="Preformatted_20_Text"><text:span text:style-name="Source_20_Text"><text:s text:c="4"/>'database' <text:s/>=&gt; $db_config['name'],</text:span></text:p>
          <text:p text:style-name="Preformatted_20_Text"><text:span text:style-name="Source_20_Text"><text:s text:c="4"/>'username' <text:s/>=&gt; $db_config['user'],</text:span></text:p>
          <text:p text:style-name="Preformatted_20_Text"><text:span text:style-name="Source_20_Text"><text:s text:c="4"/>'password' <text:s/>=&gt; $db_config['pass'],</text:span></text:p>
          <text:p text:style-name="Preformatted_20_Text"><text:span text:style-name="Source_20_Text"><text:s text:c="4"/>'charset' <text:s text:c="2"/>=&gt; 'utf8',</text:span></text:p>
          <text:p text:style-name="Preformatted_20_Text"><text:span text:style-name="Source_20_Text"><text:s text:c="4"/>'collation' =&gt; 'utf8_unicode_ci',</text:span></text:p>
          <text:p text:style-name="Preformatted_20_Text"><text:span text:style-name="Source_20_Text"><text:s text:c="4"/>'prefix' <text:s text:c="3"/>=&gt; '',</text:span></text:p>
          <text:p text:style-name="Preformatted_20_Text"><text:span text:style-name="Source_20_Text">]);</text:span></text:p>
          <text:p text:style-name="Preformatted_20_Text"/>
          <text:p text:style-name="Preformatted_20_Text"><text:span text:style-name="Source_20_Text">$db-&gt;setAsGlobal();</text:span></text:p>
          <text:p text:style-name="Preformatted_20_Text"><text:span text:style-name="Source_20_Text">$db-&gt;bootEloquent();</text:span></text:p>
          <text:p text:style-name="Preformatted_20_Text"/>
          <text:p text:style-name="Preformatted_20_Text"/>
          <text:p text:style-name="Preformatted_20_Text"><text:span text:style-name="Source_20_Text">$user = Db::table('users')-&gt;where('id',1)-&gt;get();</text:span></text:p>
          <text:p text:style-name="Preformatted_20_Text"/>
          <text:p text:style-name="Preformatted_20_Text"/>
          <text:p text:style-name="P1"><text:span text:style-name="Source_20_Text">var_dump($user);</text:span></text:p>
          <text:p text:style-name="Text_20_body">Eu montei desta forma para facilitar o entendimento deste artigo separadamente, continue vendo a <text:soft-page-break/>série para aprender como usar containers no Slim Framework e integrar o Eloquent.</text:p>
          <text:p text:style-name="Text_20_body">Até a próxima!</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bamar FS</meta:initial-creator>
    <meta:creation-date>2016-10-17T07:30:01.834109346</meta:creation-date>
    <dc:date>2016-10-17T07:30:30.667780453</dc:date>
    <dc:creator>Ribamar FS</dc:creator>
    <meta:editing-duration>PT28S</meta:editing-duration>
    <meta:editing-cycles>2</meta:editing-cycles>
    <meta:generator>LibreOffice/5.0.3.2$Linux_X86_64 LibreOffice_project/00m0$Build-2</meta:generator>
    <meta:document-statistic meta:table-count="0" meta:image-count="0" meta:object-count="0" meta:page-count="5" meta:paragraph-count="132" meta:word-count="908" meta:character-count="6359" meta:non-whitespace-character-count="5238"/>
  </office:meta>
</office:document-meta>
</file>